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0000000F0D525F7BB8518D3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wasdee" fo:font-size="32pt" officeooo:rsid="00040738" officeooo:paragraph-rsid="00040738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476cm" svg:y="3.247cm" svg:width="14.049cm" svg:height="14.049cm" draw:z-index="0"><draw:image xlink:href="Pictures/10000201000000F0000000F0D525F7BB8518D329.png" xlink:type="simple" xlink:show="embed" xlink:actuate="onLoad"/></draw:frame>Ring the buzzer for Notts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7:01:27.553957399</meta:creation-date>
    <meta:print-date>2016-05-10T17:04:35.113155627</meta:print-date>
    <dc:date>2016-05-10T17:09:17.839976703</dc:date>
    <meta:editing-duration>PT7M50S</meta:editing-duration>
    <meta:editing-cycles>1</meta:editing-cycles>
    <meta:document-statistic meta:table-count="0" meta:image-count="1" meta:object-count="0" meta:page-count="1" meta:paragraph-count="1" meta:word-count="5" meta:character-count="27" meta:non-whitespace-character-count="23"/>
    <meta:generator>LibreOffice/5.1.2.2$Linux_X86_64 LibreOffice_project/10m0$Build-2</meta:generator>
  </office:meta>
</office:document-meta>
</file>